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61mm" table:align="margins"/>
    </style:style>
    <style:style style:name="Table1.A" style:family="table-column">
      <style:table-column-properties style:column-width="30.76mm" style:rel-column-width="10920*"/>
    </style:style>
    <style:style style:name="Table1.C" style:family="table-column">
      <style:table-column-properties style:column-width="46.74mm" style:rel-column-width="16593*"/>
    </style:style>
    <style:style style:name="Table1.D" style:family="table-column">
      <style:table-column-properties style:column-width="32.84mm" style:rel-column-width="11659*"/>
    </style:style>
    <style:style style:name="Table1.E" style:family="table-column">
      <style:table-column-properties style:column-width="7.94mm" style:rel-column-width="2817*"/>
    </style:style>
    <style:style style:name="Table1.F" style:family="table-column">
      <style:table-column-properties style:column-width="35.56mm" style:rel-column-width="12626*"/>
    </style:style>
    <style:style style:name="Table1.A1" style:family="table-cell">
      <style:table-cell-properties fo:padding="0.51mm" fo:border="none"/>
    </style:style>
    <style:style style:name="Table1.A2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51mm" fo:border="0.05pt solid #000000"/>
    </style:style>
    <style:style style:name="Table1.C2" style:family="table-cell">
      <style:table-cell-properties style:vertical-align="middle" fo:padding="0.51mm" fo:border="none"/>
    </style:style>
    <style:style style:name="Table1.D2" style:family="table-cell">
      <style:table-cell-properties style:vertical-align="middle" fo:background-color="transparent" fo:padding="0.51mm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51mm" fo:border="0.05pt solid #000000">
        <style:background-image/>
      </style:table-cell-properties>
    </style:style>
    <style:style style:name="Table1.A3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background-color="transparent" fo:padding="0.51m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="0.51m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4.61mm" table:align="margins"/>
    </style:style>
    <style:style style:name="Table2.A" style:family="table-column">
      <style:table-column-properties style:column-width="8.38mm" style:rel-column-width="2974*"/>
    </style:style>
    <style:style style:name="Table2.B" style:family="table-column">
      <style:table-column-properties style:column-width="26.69mm" style:rel-column-width="9473*"/>
    </style:style>
    <style:style style:name="Table2.C" style:family="table-column">
      <style:table-column-properties style:column-width="40.34mm" style:rel-column-width="14320*"/>
    </style:style>
    <style:style style:name="Table2.D" style:family="table-column">
      <style:table-column-properties style:column-width="54.59mm" style:rel-column-width="19379*"/>
    </style:style>
    <style:style style:name="Table2.E" style:family="table-column">
      <style:table-column-properties style:column-width="54.61mm" style:rel-column-width="19389*"/>
    </style:style>
    <style:style style:name="Table2.A1" style:family="table-cell">
      <style:table-cell-properties fo:padding="0.51mm" fo:border-left="0.05pt solid #000000" fo:border-right="none" fo:border-top="0.05pt solid #000000" fo:border-bottom="none"/>
    </style:style>
    <style:style style:name="Table2.E1" style:family="table-cell">
      <style:table-cell-properties fo:padding="0.51mm" fo:border-left="0.05pt solid #000000" fo:border-right="0.05pt solid #000000" fo:border-top="0.05pt solid #000000" fo:border-bottom="none"/>
    </style:style>
    <style:style style:name="Table2.A2" style:family="table-cell">
      <style:table-cell-properties fo:padding="0.51mm" fo:border-left="0.05pt solid #000000" fo:border-right="none" fo:border-top="none" fo:border-bottom="0.05pt solid #000000"/>
    </style:style>
    <style:style style:name="Table2.E2" style:family="table-cell">
      <style:table-cell-properties fo:padding="0.51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25mm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25m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2.D7" style:family="table-cell">
      <style:table-cell-properties fo:padding="0.51mm" fo:border-left="0.05pt solid #000000" fo:border-right="none" fo:border-top="none" fo:border-bottom="none"/>
    </style:style>
    <style:style style:name="Table2.E7" style:family="table-cell">
      <style:table-cell-properties fo:padding="0.51mm" fo:border-left="0.05pt solid #000000" fo:border-right="0.05pt solid #000000" fo:border-top="none" fo:border-bottom="none"/>
    </style:style>
    <style:style style:name="Table3" style:family="table">
      <style:table-properties style:width="184.61mm" table:align="margins"/>
    </style:style>
    <style:style style:name="Table3.A" style:family="table-column">
      <style:table-column-properties style:column-width="36.92mm" style:rel-column-width="13107*"/>
    </style:style>
    <style:style style:name="Table3.A1" style:family="table-cell">
      <style:table-cell-properties style:vertical-align="middle" fo:padding="0.51mm" fo:border="0.05pt solid #000000"/>
    </style:style>
    <style:style style:name="Table3.C1" style:family="table-cell">
      <style:table-cell-properties style:vertical-align="middle"/>
    </style:style>
    <style:style style:name="Table3.D1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3.C2" style:family="table-cell">
      <style:table-cell-properties style:vertical-align="middle"/>
    </style:style>
    <style:style style:name="Table3.E2" style:family="table-cell">
      <style:table-cell-properties style:vertical-align="middle" fo:padding="0.51m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4" style:family="paragraph" style:parent-style-name="Standard">
      <style:text-properties style:font-name="Arial" fo:font-size="8pt" officeooo:rsid="001df7f5" officeooo:paragraph-rsid="001df7f5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6" style:family="paragraph" style:parent-style-name="Standard">
      <style:text-properties style:font-name="Arial" fo:font-size="8pt" officeooo:paragraph-rsid="003ce43e" style:font-size-asian="8pt" style:font-size-complex="8pt"/>
    </style:style>
    <style:style style:name="P7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8" style:family="paragraph" style:parent-style-name="Standard">
      <style:text-properties style:font-name="Arial" fo:font-size="8pt" officeooo:paragraph-rsid="00410584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officeooo:rsid="001df7f5" officeooo:paragraph-rsid="001df7f5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18a64" officeooo:paragraph-rsid="00218a64" style:text-blinking="false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style:font-size-asian="8.75pt" style:font-size-complex="10pt"/>
    </style:style>
    <style:style style:name="P12" style:family="paragraph" style:parent-style-name="Table_20_Contents"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14" style:family="paragraph" style:parent-style-name="Table_20_Contents">
      <style:text-properties style:font-name="Arial" fo:font-size="8pt" officeooo:rsid="001fa895" officeooo:paragraph-rsid="001fa895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1fa895" officeooo:paragraph-rsid="001fa895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officeooo:paragraph-rsid="002ed43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officeooo:paragraph-rsid="0036b1d5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officeooo:paragraph-rsid="0039decf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7pt" officeooo:rsid="001fa3e1" officeooo:paragraph-rsid="001fa3e1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7pt" officeooo:rsid="001fa3e1" style:font-size-asian="7pt" style:font-size-complex="7pt"/>
    </style:style>
    <style:style style:name="P23" style:family="paragraph" style:parent-style-name="Text_20_body">
      <style:paragraph-properties fo:margin-top="0mm" fo:margin-bottom="0mm" loext:contextual-spacing="false"/>
      <style:text-properties style:font-name="Arial" fo:font-size="8pt" officeooo:rsid="00246580" officeooo:paragraph-rsid="0023080a" style:font-size-asian="8pt" style:font-size-complex="8pt"/>
    </style:style>
    <style:style style:name="P24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3080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c3f92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style:font-name="Arial" fo:font-size="7pt" fo:font-weight="normal" officeooo:rsid="00246580" officeooo:paragraph-rsid="00238cb0" style:font-size-asian="7pt" style:font-weight-asian="normal" style:font-size-complex="7pt" style:font-weight-complex="normal"/>
    </style:style>
    <style:style style:name="T1" style:family="text">
      <style:text-properties officeooo:rsid="00218a64"/>
    </style:style>
    <style:style style:name="T2" style:family="text">
      <style:text-properties officeooo:rsid="0022b9de"/>
    </style:style>
    <style:style style:name="T3" style:family="text">
      <style:text-properties officeooo:rsid="00274cf4"/>
    </style:style>
    <style:style style:name="T4" style:family="text">
      <style:text-properties fo:font-weight="normal" officeooo:rsid="00246580" style:font-weight-asian="normal" style:font-weight-complex="normal"/>
    </style:style>
    <style:style style:name="T5" style:family="text">
      <style:text-properties fo:font-weight="normal" officeooo:rsid="00274cf4" style:font-weight-asian="normal" style:font-weight-complex="normal"/>
    </style:style>
    <style:style style:name="T6" style:family="text">
      <style:text-properties fo:font-weight="normal" officeooo:rsid="0037f808" style:font-weight-asian="normal" style:font-weight-complex="normal"/>
    </style:style>
    <style:style style:name="T7" style:family="text">
      <style:text-properties fo:font-style="normal" officeooo:rsid="0035d76d" style:font-style-asian="normal" style:font-style-complex="normal"/>
    </style:style>
    <style:style style:name="T8" style:family="text">
      <style:text-properties officeooo:rsid="0053d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6"><text:text-input text:description="&lt;get_wizard_params(data)&gt;">get_wizard_params</text:text-input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OBRAZAC <text:span text:style-name="T2">PDV-S</text:span></text:p>
          </table:table-cell>
        </table:table-row>
        <table:table-row>
          <table:table-cell table:style-name="Table1.A2" office:value-type="string">
            <text:p text:style-name="P2"><text:bookmark text:name="docs-internal-guid-0dfe8646-49eb-1652-5705-933c2385ff3f"/>POREZNA UPRAVA PODRUČNI URED</text:p>
            <text:p text:style-name="P9">(1)</text:p>
          </table:table-cell>
          <table:table-cell table:style-name="Table1.B2" office:value-type="string">
            <text:p text:style-name="P7"><text:text-input text:description="&lt;get_company_data()['porezna_uprava'] or ''&gt;">porezna_uprava</text:text-input></text:p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4">PDV identifikacijski broj</text:p>
            <text:p text:style-name="P9">(3)</text:p>
          </table:table-cell>
          <table:table-cell table:style-name="Table1.D2" office:value-type="string">
            <text:p text:style-name="P5">HR</text:p>
          </table:table-cell>
          <table:table-cell table:style-name="Table1.F2" office:value-type="string">
            <text:p text:style-name="P7"><text:text-input text:description="&lt;get_company_data()['vat'] or ''&gt;">vat</text:text-input></text:p>
          </table:table-cell>
        </table:table-row>
        <table:table-row>
          <table:table-cell table:style-name="Table1.A3" office:value-type="string">
            <text:p text:style-name="P4">ISPOSTAVA</text:p>
            <text:p text:style-name="P9">(2)</text:p>
          </table:table-cell>
          <table:table-cell table:style-name="Table1.B3" office:value-type="string">
            <text:p text:style-name="P6"><text:text-input text:description="&lt;get_company_data()['ispostava'] or ''&gt;">ispostava</text:text-input></text:p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orezni obveznik</text:p>
            <text:p text:style-name="P4">(<text:span text:style-name="T8">n</text:span>aziv/ime i prezime)</text:p>
            <text:p text:style-name="P9">(4)</text:p>
          </table:table-cell>
          <table:table-cell table:style-name="Table1.E3" table:number-columns-spanned="2" office:value-type="string">
            <text:p text:style-name="P7"><text:text-input text:description="&lt;get_company_data()['name'] or ''&gt;">name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Adresa</text:p>
            <text:p text:style-name="P4">(mjesto, ulica i broj)</text:p>
            <text:p text:style-name="P9">(5)</text:p>
          </table:table-cell>
          <table:table-cell table:style-name="Table1.E3" table:number-columns-spanned="2" office:value-type="string">
            <text:p text:style-name="P8"><text:text-input text:description="&lt;get_company_data()['zip'] or ''&gt;">city</text:text-input> <text:text-input text:description="&lt;get_company_data()['city'] or ''&gt;">city</text:text-input></text:p>
            <text:p text:style-name="P7"><text:text-input text:description="&lt;get_company_data()['street'] or ''&gt;">street</text:text-input></text:p>
          </table:table-cell>
          <table:covered-table-cell/>
        </table:table-row>
        <table:table-row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3" office:value-type="string">
            <text:p text:style-name="P4">PDV <text:span text:style-name="T7">i</text:span>dentifikacijski broj poreznog zastupnika</text:p>
            <text:p text:style-name="P9">(6)</text:p>
          </table:table-cell>
          <table:table-cell table:style-name="Table1.D3" office:value-type="string">
            <text:p text:style-name="P5">HR</text:p>
          </table:table-cell>
          <table:table-cell table:style-name="Table1.E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1"/>
      <text:p text:style-name="P1"/>
      <text:p text:style-name="P10">Prijava za stjecanje dobara i primljene usluge iz drugih država članica Europske unije </text:p>
      <text:p text:style-name="P10">Za mjesec <text:text-input text:description="&lt;_(get_company_data()['month_name']) or ''&gt;">month_name</text:text-input> godina <text:text-input text:description="&lt;get_company_data()['year'] or ''&gt;">year</text:text-input>.</text:p>
      <text:p text:style-name="P22">(7)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Red. br.</text:p>
          </table:table-cell>
          <table:table-cell table:style-name="Table2.A1" office:value-type="string">
            <text:p text:style-name="P13">Kod države</text:p>
          </table:table-cell>
          <table:table-cell table:style-name="Table2.A1" office:value-type="string">
            <text:p text:style-name="P13">PDV </text:p>
            <text:p text:style-name="P13">identifikacijski broj <text:span text:style-name="T1">isporučitelja</text:span></text:p>
            <text:p text:style-name="P13">(bez kôda države)</text:p>
          </table:table-cell>
          <table:table-cell table:style-name="Table2.A1" office:value-type="string">
            <text:p text:style-name="P13">Vrijednost <text:span text:style-name="T1">stečenih dobara</text:span></text:p>
            <text:p text:style-name="P13">(u kunama i lipama) </text:p>
          </table:table-cell>
          <table:table-cell table:style-name="Table2.E1" office:value-type="string">
            <text:p text:style-name="P13">Vrijednost <text:span text:style-name="T1">primljenih usluga</text:span></text:p>
            <text:p text:style-name="P20">(u kunama i lipama)</text:p>
          </table:table-cell>
        </table:table-row>
        <table:table-row>
          <table:table-cell table:style-name="Table2.A2" office:value-type="string">
            <text:p text:style-name="P20">(8)</text:p>
          </table:table-cell>
          <table:table-cell table:style-name="Table2.A2" office:value-type="string">
            <text:p text:style-name="P20">(9)</text:p>
          </table:table-cell>
          <table:table-cell table:style-name="Table2.A2" office:value-type="string">
            <text:p text:style-name="P20">(10)</text:p>
          </table:table-cell>
          <table:table-cell table:style-name="Table2.A2" office:value-type="string">
            <text:p text:style-name="P20">(11)</text:p>
          </table:table-cell>
          <table:table-cell table:style-name="Table2.E2" office:value-type="string">
            <text:p text:style-name="P20">(12)</text:p>
          </table:table-cell>
        </table:table-row>
        <table:table-row>
          <table:table-cell table:style-name="Table2.A2" office:value-type="string">
            <text:p text:style-name="P12"><text:text-input text:description="&lt;for each=&quot;line in get_lines(data)&quot;&gt;">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24"><text:text-input text:description="&lt;line.row_number&gt;">rbr</text:text-input>.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ccode or ''&gt;">ccod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25"><text:text-input text:description="&lt;if test=&quot;line.vat&quot;&gt;">if</text:text-input><text:text-input text:description="&lt;line.vat[2:]&gt;">warehouse_name</text:text-input><text:span text:style-name="T3"><text:text-input text:description="&lt;/if&gt;">/if</text:text-input></text:span></text:p>
          </table:table-cell>
          <table:table-cell table:style-name="Table2.A4" office:value-type="string">
            <text:p text:style-name="P19"><text:span text:style-name="T4"><text:text-input text:description="&lt;choose&gt;">&lt;choose&gt;</text:text-input></text:span><text:span text:style-name="T4"><text:text-input text:description="&lt;when test=&quot;line.dobra&quot;&gt;">&lt;when&gt;</text:text-input></text:span><text:span text:style-name="T4"><text:text-input text:description="&lt;formatLang(line.dobra,digits=2) or ''&gt;">lcy_amount_product</text:text-input></text:span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  <table:table-cell table:style-name="Table2.E4" office:value-type="string">
            <text:p text:style-name="P18"><text:span text:style-name="T4"><text:text-input text:description="&lt;choose&gt;">&lt;choose&gt;</text:text-input></text:span><text:span text:style-name="T4"><text:text-input text:description="&lt;when test=&quot;line.usluge&quot;&gt;">&lt;when&gt;</text:text-input></text:span><text:text-input text:description="&lt;formatLang(line.usluge,digits=2) or ''&gt;">lcy_amount_product</text:text-input><text:span text:style-name="T5"><text:text-input text:description="&lt;/when&gt;">&lt;/when&gt;</text:text-input></text:span><text:span text:style-name="T5"> </text:span><text:span text:style-name="T5"><text:text-input text:description="&lt;otherwise&gt;">&lt;otherwise&gt;</text:text-input></text:span><text:span text:style-name="T6">0,00 </text:span><text:span text:style-name="T6"><text:text-input text:description="&lt;/otherwise&gt;">&lt;/otherwise&gt;</text:text-input></text:span><text:span text:style-name="T4"><text:text-input text:description="&lt;/choose&gt;">&lt;/choose&gt;</text:text-input></text:span></text:p>
          </table:table-cell>
        </table:table-row>
        <table:table-row>
          <table:table-cell table:style-name="Table2.A2" office:value-type="string">
            <text:p text:style-name="P23"><text:text-input text:description="&lt;/for&gt;">/for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7" table:number-rows-spanned="2" table:number-columns-spanned="3" office:value-type="string">
            <text:p text:style-name="P13">Ukupna vrijednost</text:p>
          </table:table-cell>
          <table:covered-table-cell/>
          <table:covered-table-cell/>
          <table:table-cell table:style-name="Table2.D7" office:value-type="string">
            <text:p text:style-name="P16"><text:text-input text:description="&lt;formatLang(get_totals()['sum_dobra'])&gt;">total_amount_product</text:text-input> </text:p>
          </table:table-cell>
          <table:table-cell table:style-name="Table2.E7" office:value-type="string">
            <text:p text:style-name="P17"><text:text-input text:description="&lt;formatLang(get_totals()['sum_usluge'])&gt;">total_amount_service</text:text-input> </text:p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0">(1<text:span text:style-name="T1">3</text:span>)</text:p>
          </table:table-cell>
          <table:table-cell table:style-name="Table2.E2" office:value-type="string">
            <text:p text:style-name="P20">(1<text:span text:style-name="T1">4</text:span>)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table:number-columns-spanned="2" office:value-type="string">
            <text:p text:style-name="P14">Potvrđujem istinitost navedenih podataka.</text:p>
          </table:table-cell>
          <table:covered-table-cell/>
          <table:table-cell table:style-name="Table3.C2" office:value-type="string">
            <text:p text:style-name="P12"/>
          </table:table-cell>
          <table:table-cell table:style-name="Table3.D1" office:value-type="string">
            <text:p text:style-name="P15">Potpis</text:p>
            <text:p text:style-name="P21">(<text:span text:style-name="T1">16</text:span>)</text:p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5">Obračun sastavio</text:p>
            <text:p text:style-name="P21">(ime i prezime)</text:p>
            <text:p text:style-name="P21">(1<text:span text:style-name="T1">5</text:span>)</text:p>
          </table:table-cell>
          <table:table-cell table:style-name="Table3.B2" office:value-type="string">
            <text:p text:style-name="P7"><text:text-input text:description="&lt;get_company_data()['responsible_fname'] or ''&gt;">responsible_fname</text:text-input> <text:text-input text:description="&lt;get_company_data()['responsible_lname'] or ''&gt;">responsible_lname</text:text-input></text:p>
          </table:table-cell>
          <table:table-cell table:style-name="Table3.C2" office:value-type="string">
            <text:p text:style-name="P12"/>
          </table:table-cell>
          <table:table-cell table:style-name="Table3.A2" office:value-type="string">
            <text:p text:style-name="P15">Broj telefona/fax/e-mail </text:p>
            <text:p text:style-name="P21">(<text:span text:style-name="T1">17</text:span>)</text:p>
          </table:table-cell>
          <table:table-cell table:style-name="Table3.E2" office:value-type="string">
            <text:p text:style-name="P7"><text:text-input text:description="&lt;get_company_data()['responsible_tel'] or ''&gt;">responsible_tel</text:text-input></text:p>
            <text:p text:style-name="P7"><text:text-input text:description="&lt;get_company_data()['responsible_email'] or ''&gt;">responsible_email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2:57:25.663997930</dc:date>
    <dc:creator>Tomislav </dc:creator>
    <meta:generator>LibreOffice/4.3.7.2$Linux_X86_64 LibreOffice_project/430m0$Build-2</meta:generator>
    <meta:editing-duration>PT6H38M5S</meta:editing-duration>
    <meta:editing-cycles>54</meta:editing-cycles>
    <meta:document-statistic meta:table-count="3" meta:image-count="0" meta:object-count="0" meta:page-count="1" meta:paragraph-count="64" meta:word-count="220" meta:character-count="1098" meta:non-whitespace-character-count="1030"/>
  </office:meta>
</office:document-meta>
</file>